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89f77"/>
    </style:style>
    <style:style style:name="P2" style:family="paragraph" style:parent-style-name="Standard">
      <style:text-properties fo:font-style="normal" officeooo:rsid="00107f80" officeooo:paragraph-rsid="00189f77" style:font-style-asian="normal" style:font-style-complex="normal"/>
    </style:style>
    <style:style style:name="P3" style:family="paragraph" style:parent-style-name="Standard">
      <style:text-properties fo:font-style="normal" fo:font-weight="normal" officeooo:rsid="001a00be" officeooo:paragraph-rsid="001a00be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bd970" officeooo:paragraph-rsid="001bd970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bd970" officeooo:paragraph-rsid="001d7fd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weight="bold" officeooo:rsid="00107057" officeooo:paragraph-rsid="00189f77" style:font-weight-asian="bold" style:font-weight-complex="bold"/>
    </style:style>
    <style:style style:name="P7" style:family="paragraph" style:parent-style-name="Standard">
      <style:text-properties fo:font-weight="bold" officeooo:rsid="00189f77" officeooo:paragraph-rsid="00189f77" style:font-weight-asian="bold" style:font-weight-complex="bold"/>
    </style:style>
    <style:style style:name="P8" style:family="paragraph" style:parent-style-name="Standard">
      <style:text-properties officeooo:rsid="00107057" officeooo:paragraph-rsid="00189f77"/>
    </style:style>
    <style:style style:name="P9" style:family="paragraph" style:parent-style-name="Standard">
      <style:text-properties officeooo:rsid="00189f77" officeooo:paragraph-rsid="00189f77"/>
    </style:style>
    <style:style style:name="P10" style:family="paragraph" style:parent-style-name="Standard">
      <style:text-properties fo:font-weight="normal" officeooo:rsid="00189f77" officeooo:paragraph-rsid="00189f77" style:font-weight-asian="normal" style:font-weight-complex="normal"/>
    </style:style>
    <style:style style:name="P11" style:family="paragraph" style:parent-style-name="Standard">
      <style:text-properties officeooo:rsid="00191137" officeooo:paragraph-rsid="00191137"/>
    </style:style>
    <style:style style:name="P12" style:family="paragraph" style:parent-style-name="Standard">
      <style:text-properties fo:font-style="normal" fo:font-weight="normal" officeooo:rsid="001bd970" officeooo:paragraph-rsid="001bd97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d7fd0" officeooo:paragraph-rsid="001bd97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d7fd0" officeooo:paragraph-rsid="001d7fd0" style:font-style-asian="normal" style:font-weight-asian="normal" style:font-style-complex="normal" style:font-weight-complex="normal"/>
    </style:style>
    <style:style style:name="T1" style:family="text">
      <style:text-properties officeooo:rsid="00189f77"/>
    </style:style>
    <style:style style:name="T2" style:family="text">
      <style:text-properties officeooo:rsid="001d7fd0"/>
    </style:style>
    <style:style style:name="T3" style:family="text">
      <style:text-properties officeooo:rsid="001f3a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tilisation emulateur platform</text:p>
      <text:p text:style-name="P9"/>
      <text:p text:style-name="P7">Sur le PC1 (superviseur)</text:p>
      <text:p text:style-name="P7"/>
      <text:p text:style-name="P10">2 processus</text:p>
      <text:p text:style-name="P10">- père creer une consigne</text:p>
      <text:p text:style-name="P10">- fils envoie la consigne sur le can</text:p>
      <text:p text:style-name="P6">Sur le PC2 (<text:span text:style-name="T1">simulateur</text:span>)</text:p>
      <text:p text:style-name="P8"/>
      <text:p text:style-name="P10">2 processus</text:p>
      <text:p text:style-name="P10">- père lit le can</text:p>
      <text:p text:style-name="P1">- fils simule un pas de calcul du modèle</text:p>
      <text:p text:style-name="P10"/>
      <text:p text:style-name="P10">Communication entre père et fils (sur le même PC) par pipe.</text:p>
      <text:p text:style-name="P10"/>
      <text:p text:style-name="P10"/>
      <text:p text:style-name="P7">Sur le PC2 (simulateur)</text:p>
      <text:p text:style-name="P7"/>
      <text:p text:style-name="P10">Lancer en premier le programme de simulation (il attend une consigne)</text:p>
      <text:p text:style-name="P10"/>
      <text:p text:style-name="P10">Processus père</text:p>
      <text:p text:style-name="P8">Créer un char port contenant la valeur du port a ouvrir (canA ou canB)</text:p>
      <text:p text:style-name="P11">dans une boucle infinie</text:p>
      <text:p text:style-name="P11">lit le can : recvFloat(can)</text:p>
      <text:p text:style-name="P11">envoie la valeur reçue dans le pipe</text:p>
      <text:p text:style-name="P11"/>
      <text:p text:style-name="P11">Processus fils</text:p>
      <text:p text:style-name="P11"/>
      <text:p text:style-name="P11">dans une boucle infini</text:p>
      <text:p text:style-name="P11">lit le pipe</text:p>
      <text:p text:style-name="P11">simule un pas de calcul</text:p>
      <text:p text:style-name="P11">ecris la valeur de la sortie (vitesse du véhicule en km/h)</text:p>
      <text:p text:style-name="P11"/>
      <text:p text:style-name="P2"/>
      <text:p text:style-name="P8"/>
      <text:p text:style-name="P6">Sur le PC1 (<text:span text:style-name="T1">superviseur</text:span>)</text:p>
      <text:p text:style-name="P6"/>
      <text:p text:style-name="P3">Processus père</text:p>
      <text:p text:style-name="P3"/>
      <text:p text:style-name="P3">dans une boucle for de 15000 points (150sec)</text:p>
      <text:p text:style-name="P3">Creer une consigne</text:p>
      <text:p text:style-name="P3">Envoie la consigne dans le pipe</text:p>
      <text:p text:style-name="P3">attend 10ms</text:p>
      <text:p text:style-name="P3"/>
      <text:p text:style-name="P3">Processus fils</text:p>
      <text:p text:style-name="P3"/>
      <text:p text:style-name="P3">Lit le pipe</text:p>
      <text:p text:style-name="P3">Envoie la consigne sur le can</text:p>
      <text:p text:style-name="P3"/>
      <text:p text:style-name="P4"><text:soft-page-break/>Circulation de la consigne</text:p>
      <text:p text:style-name="P4"/>
      <text:p text:style-name="P4"/>
      <text:p text:style-name="P13"><text:s text:c="2"/><text:span text:style-name="T3">CONSIGNE <text:s text:c="26"/>|||| <text:s text:c="8"/>SORTIE </text:span></text:p>
      <text:p text:style-name="P5">PC1 ---&gt; <text:s/>PC1 ---&gt; PC2 ---&gt; PC2<text:span text:style-name="T2">---&gt;PC2---&gt;PC1</text:span></text:p>
      <text:p text:style-name="P14"><text:s text:c="8"/>pipe <text:s text:c="8"/>can <text:s text:c="9"/>pipe <text:s text:c="5"/>pipe <text:s text:c="5"/>c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ms </meta:initial-creator>
    <meta:creation-date>2015-02-26T11:08:42</meta:creation-date>
    <meta:generator>OpenOffice.org/3.2$Linux OpenOffice.org_project/320m19$Build-9505</meta:generator>
    <dc:date>2015-03-03T15:03:13</dc:date>
    <dc:creator>gems </dc:creator>
    <meta:editing-duration>PT02H25M47S</meta:editing-duration>
    <meta:editing-cycles>6</meta:editing-cycles>
    <meta:document-statistic meta:table-count="0" meta:image-count="0" meta:object-count="0" meta:page-count="2" meta:paragraph-count="35" meta:word-count="185" meta:character-count="1046"/>
  </office:meta>
</office:document-meta>
</file>